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est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ernando D Agostini Y Pablos</meta:initial-creator>
    <dc:creator>Fernando D Agostini Y Pablos</dc:creator>
    <meta:creation-date>2025-04-24T23:41:00Z</meta:creation-date>
    <dc:date>2025-04-24T23:42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5" meta:row-count="1" meta:non-whitespace-character-count="5"/>
  </office:meta>
</office:document-meta>
</file>